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DejaVu Sans Mono" svg:font-family="'DejaVu Sans Mono'" style:font-family-generic="modern" style:font-pitch="fixed"/>
    <style:font-face style:name="文鼎ＰＬ简报宋" svg:font-family="文鼎ＰＬ简报宋" style:font-family-generic="roman" style:font-pitch="variable"/>
    <style:font-face style:name="文鼎ＰＬ简报宋1" svg:font-family="文鼎ＰＬ简报宋" style:font-family-generic="swiss" style:font-pitch="variable"/>
    <style:font-face style:name="文鼎ＰＬ简报宋2" svg:font-family="文鼎ＰＬ简报宋" style:font-family-generic="system" style:font-pitch="variable"/>
  </office:font-face-decls>
  <office:automatic-styles>
    <style:style style:name="P1" style:family="paragraph" style:parent-style-name="Standard">
      <style:paragraph-properties fo:text-align="center" style:justify-single-word="false"/>
      <style:text-properties fo:color="#800000" style:font-name="DejaVu Sans Mono" fo:font-size="13pt" style:text-underline-style="solid" style:text-underline-width="auto" style:text-underline-color="font-color" fo:font-weight="bold" style:font-name-asian="DejaVu Sans Mono" style:font-size-asian="13pt" style:font-weight-asian="bold" style:font-size-complex="13pt" style:font-weight-complex="bold"/>
    </style:style>
    <style:style style:name="P2" style:family="paragraph" style:parent-style-name="Standard">
      <style:text-properties style:font-name="DejaVu Sans Mono" fo:font-size="10pt" style:font-name-asian="DejaVu Sans Mono" style:font-size-asian="10pt" style:font-size-complex="10pt"/>
    </style:style>
    <style:style style:name="P3" style:family="paragraph" style:parent-style-name="Standard">
      <style:text-properties style:font-name="DejaVu Sans Mono" fo:font-size="12pt" fo:font-weight="bold" style:font-name-asian="DejaVu Sans Mono" style:font-size-asian="12pt" style:font-weight-asian="bold" style:font-size-complex="12pt" style:font-weight-complex="bold"/>
    </style:style>
    <style:style style:name="P4" style:family="paragraph" style:parent-style-name="Standard" style:list-style-name="L1">
      <style:text-properties style:font-name="DejaVu Sans Mono" fo:font-size="10pt" style:font-name-asian="DejaVu Sans Mono" style:font-size-asian="10pt" style:font-size-complex="10pt"/>
    </style:style>
    <style:style style:name="P5" style:family="paragraph" style:parent-style-name="Standard" style:list-style-name="L2">
      <style:text-properties style:font-name="DejaVu Sans Mono" fo:font-size="10pt" style:font-name-asian="DejaVu Sans Mono" style:font-size-asian="10pt" style:font-size-complex="10pt"/>
    </style:style>
    <style:style style:name="P6" style:family="paragraph" style:parent-style-name="Standard" style:list-style-name="L3">
      <style:text-properties style:font-name="DejaVu Sans Mono" fo:font-size="10pt" style:font-name-asian="DejaVu Sans Mono" style:font-size-asian="10pt" style:font-size-complex="10pt"/>
    </style:style>
    <style:style style:name="P7" style:family="paragraph" style:parent-style-name="Standard" style:list-style-name="L4">
      <style:text-properties style:font-name="DejaVu Sans Mono" fo:font-size="10pt" style:font-name-asian="DejaVu Sans Mono" style:font-size-asian="10pt" style:font-size-complex="10pt"/>
    </style:style>
    <style:style style:name="P8" style:family="paragraph" style:parent-style-name="Text_20_body">
      <style:text-properties style:font-name="DejaVu Sans Mono" fo:font-size="10pt" style:font-name-asian="DejaVu Sans Mono" style:font-size-asian="10pt" style:font-size-complex="10pt"/>
    </style:style>
    <style:style style:name="P9" style:family="paragraph" style:parent-style-name="Standard" style:list-style-name="L5">
      <style:text-properties style:font-name="DejaVu Sans Mono" fo:font-size="10pt" style:font-name-asian="DejaVu Sans Mono" style:font-size-asian="10pt" style:font-size-complex="10pt"/>
    </style:style>
    <style:style style:name="P10" style:family="paragraph" style:parent-style-name="Standard" style:list-style-name="L6">
      <style:text-properties style:font-name="DejaVu Sans Mono" fo:font-size="10pt" style:font-name-asian="DejaVu Sans Mono" style:font-size-asian="10pt" style:font-size-complex="10pt"/>
    </style:style>
    <style:style style:name="P11" style:family="paragraph" style:parent-style-name="Standard">
      <style:text-properties style:font-name="DejaVu Sans Mono" fo:font-size="10pt" fo:font-weight="bold" style:font-name-asian="DejaVu Sans Mono" style:font-size-asian="10pt" style:font-weight-asian="bold" style:font-size-complex="10pt" style:font-weight-complex="bold"/>
    </style:style>
    <style:style style:name="P12" style:family="paragraph" style:parent-style-name="Standard" style:list-style-name="L7">
      <style:text-properties style:font-name="DejaVu Sans Mono" fo:font-size="10pt" style:font-name-asian="DejaVu Sans Mono" style:font-size-asian="10pt" style:font-size-complex="10pt"/>
    </style:style>
    <style:style style:name="P13" style:family="paragraph" style:parent-style-name="Standard">
      <style:paragraph-properties fo:break-before="page"/>
      <style:text-properties style:font-name="DejaVu Sans Mono" fo:font-size="13pt" fo:font-weight="bold" style:font-name-asian="DejaVu Sans Mono" style:font-size-asian="13pt" style:font-weight-asian="bold" style:font-size-complex="13pt" style:font-weight-complex="bold"/>
    </style:style>
    <style:style style:name="P14" style:family="paragraph" style:parent-style-name="Standard">
      <style:text-properties style:font-name="DejaVu Sans Mono" fo:font-size="10pt" fo:font-weight="normal" style:font-name-asian="DejaVu Sans Mono" style:font-size-asian="10pt" style:font-weight-asian="normal" style:font-size-complex="10pt" style:font-weight-complex="normal"/>
    </style:style>
    <style:style style:name="T1" style:family="text">
      <style:text-properties fo:color="#ffffff"/>
    </style:style>
    <style:style style:name="T2" style:family="text">
      <style:text-properties style:font-name="DejaVu Sans Mono" fo:font-size="10pt" style:font-name-asian="DejaVu Sans Mono" style:font-size-asian="10pt" style:font-size-complex="10pt"/>
    </style:style>
    <style:style style:name="T3" style:family="text">
      <style:text-properties style:font-name="DejaVu Sans Mono" fo:font-size="10pt" style:font-name-asian="DejaVu Sans Mono" style:font-size-asian="10pt" style:font-size-complex="10pt"/>
    </style:style>
    <style:style style:name="T4" style:family="text">
      <style:text-properties fo:color="#ffffff" style:font-name="DejaVu Sans Mono" fo:font-size="10pt" style:font-name-asian="DejaVu Sans Mono" style:font-size-asian="10pt" style:font-size-complex="10pt"/>
    </style:style>
    <style:style style:name="T5" style:family="text">
      <style:text-properties fo:font-weight="normal" style:font-weight-asian="normal" style:font-weight-complex="normal"/>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I" text:start-value="100">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02.1D</text:p>
      <text:p text:style-name="P2"/>
      <text:p text:style-name="P3">RSTP(Rapid Spanning Tree Protocol)</text:p>
      <text:p text:style-name="P2"/>
      <text:p text:style-name="P2">必备：</text:p>
      <text:list text:style-name="L1">
        <text:list-item>
          <text:p text:style-name="P4">桥操作：</text:p>
          <text:p text:style-name="P4">A. 唯一组播MAC地址，供桥通信(如：01:80:C0:00:00:00);</text:p>
          <text:p text:style-name="P4">B. 唯一桥ID，桥网络间的标识;</text:p>
        </text:list-item>
      </text:list>
      <text:list text:style-name="L2">
        <text:list-header>
          <text:p text:style-name="P5">C. 唯一桥端口ID，桥内部标识;</text:p>
        </text:list-header>
      </text:list>
      <text:list text:style-name="L3">
        <text:list-header>
          <text:p text:style-name="P6"> </text:p>
        </text:list-header>
        <text:list-item>
          <text:p text:style-name="P6">管理拓扑结构：</text:p>
        </text:list-item>
      </text:list>
      <text:p text:style-name="P2"><text:tab/>A. 桥优先级;</text:p>
      <text:p text:style-name="P2"><text:tab/>B. 桥上每一端口优先级;</text:p>
      <text:p text:style-name="P2"><text:tab/>C. 桥上每一端口路径开销;</text:p>
      <text:p text:style-name="P2"/>
      <text:p text:style-name="P2">BPDUs: config BPDU / TCN BPDU / RST BPDU(RSTP)</text:p>
      <text:p text:style-name="P2"/>
      <text:list text:style-name="L4">
        <text:list-item>
          <text:p text:style-name="P7">地址：01:80:C0:00:00:00 (802.1D Table 7-10)</text:p>
        </text:list-item>
      </text:list>
      <text:p text:style-name="P2"/>
      <text:p text:style-name="P2">网桥术语:</text:p>
      <text:p text:style-name="P2"><text:tab/>root bridge(RB) : bridge_id 最小的桥</text:p>
      <text:p text:style-name="P2"><text:tab/>root port(RP) : 非根桥上到达根桥，路径开销最小的端口</text:p>
      <text:p text:style-name="P2"><text:tab/>destinated port(DP) : </text:p>
      <text:p text:style-name="P2"/>
      <text:p text:style-name="P2">原则：</text:p>
      <text:p text:style-name="P2"><text:tab/>每个网络中有一个RB. </text:p>
      <text:p text:style-name="P2"><text:tab/>每个网段有一个DP</text:p>
      <text:p text:style-name="P2"><text:tab/>每个非根桥有一个RP</text:p>
      <text:p text:style-name="P2"/>
      <text:p text:style-name="P2"><text:tab/>指定端口是相对的<text:tab/><text:tab/></text:p>
      <text:p text:style-name="P2"/>
      <text:p text:style-name="P2"><text:tab/>path cost</text:p>
      <text:p text:style-name="P2"><text:tab/>priority vector</text:p>
      <text:p text:style-name="P2"><text:tab/>alternate port(rstp)</text:p>
      <text:p text:style-name="P2"><text:tab/>backup port(rstp)</text:p>
      <text:p text:style-name="P2"><text:tab/>trunk(vlan) : <text:a xlink:type="simple" xlink:href="http://doc.linuxpk.com/22487.html">http://doc.linuxpk.com/22487.html</text:a></text:p>
      <text:p text:style-name="P2"/>
      <text:p text:style-name="P2"><text:a xlink:type="simple" xlink:href="http://www.cisco.com/univercd/cc/td/doc/product/rtrmgmt/sw_ntman/cwsimain/cwsi2/cwsiug2/vlan2/stpapp.htm">http://www.cisco.com/univercd/cc/td/doc/product/rtrmgmt/sw_ntman/cwsimain/cwsi2/cwsiug2/vlan2/stpapp.htm</text:a></text:p>
      <text:p text:style-name="P2"/>
      <text:p text:style-name="P2">STP缺点：</text:p>
      <text:p text:style-name="P2"><text:tab/>收敛时间长，默认为 2 * Forward Delay(15s) = 30s</text:p>
      <text:p text:style-name="P8">　　<text:tab/>STP<text:a xlink:type="simple" xlink:href="http://www.bitscn.com/network/protocol/">协议</text:a>给透明网桥带来了新生。但是它还是有缺点的，STP<text:a xlink:type="simple" xlink:href="http://www.bitscn.com/network/protocol/">协议</text:a>的缺陷主要表现在收敛速度上。 <text:span text:style-name="T1">网管u家u.bitscn@com</text:span> </text:p>
      <text:p text:style-name="Standard"><text:span text:style-name="T2">　　当拓扑发生变化，新的配置消息要经过一定的时延才能传播到整个</text:span><text:a xlink:type="simple" xlink:href="http://www.bitscn.com/network/"><text:span text:style-name="T3">网络</text:span></text:a><text:span text:style-name="T2">，这个时延称为Forward Delay，</text:span><text:a xlink:type="simple" xlink:href="http://www.bitscn.com/network/protocol/"><text:span text:style-name="T3">协议</text:span></text:a><text:span text:style-name="T2">默 认值是15秒。在所有网桥收到这个变化的消息之前，若旧拓扑结构中处于转发的端口还没有发现自己应该在新的拓扑中停止转发，则可能存在临时环路。为了解决 临时环路的问题，生成树使用了一种定时器策略，即在端口从阻塞状态到转发状态中间加上一个只学习MAC地址但不参与转发的中间状态，两次状态切换的时间长 度都是Forward Delay，这样就可以保证在拓扑变化的时候不会产生临时环路。但是，这个看似良好的解决方案实际上带来的却是至少两倍Forward Delay的收敛时间！ </text:span></text:p>
      <text:p text:style-name="P2"/>
      <text:p text:style-name="Standard"><text:span text:style-name="T2">　　为了解决STP</text:span><text:a xlink:type="simple" xlink:href="http://www.bitscn.com/network/protocol/"><text:span text:style-name="T3">协议</text:span></text:a><text:span text:style-name="T2">的这个缺陷，在世纪之初IEEE推出了802.1w标准，作为对802.1D标准的补充。在IEEE 802.1w标准里定义了快速生成树</text:span><text:a xlink:type="simple" xlink:href="http://www.bitscn.com/network/protocol/"><text:span text:style-name="T3">协议</text:span></text:a><text:span text:style-name="T2">RSTP（Rapid Spanning Tree Protocol）。RSTP</text:span><text:a xlink:type="simple" xlink:href="http://www.bitscn.com/network/protocol/"><text:span text:style-name="T3">协议</text:span></text:a><text:span text:style-name="T2">在STP</text:span><text:a xlink:type="simple" xlink:href="http://www.bitscn.com/network/protocol/"><text:span text:style-name="T3">协议</text:span></text:a><text:span text:style-name="T2">基础上做了三点重要改进，使得收敛速度快得多（最快1秒以内）。 </text:span><text:span text:style-name="T4">网管网www.bitscn.com</text:span><text:span text:style-name="T2"> </text:span></text:p>
      <text:p text:style-name="P2">　　第一点改进：为根端口和指定端口设置了快速切换用的替换端口（Alternate Port）和备份端口（Backup Port）两种角色，当根端口/指定端口失效的情况下，替换端口/备份端口就会无时延地进入转发状态。 </text:p>
      <text:p text:style-name="P2">　　第二点改进：在只连接了两个交换端口的点对点链路中，指定端口只需与下游网桥进行一次握手就可以无时延地进入转发状态。如果是连接了三个以上网 桥的共享链路，下游网桥是不会响应上游指定端口发出的握手请求的，只能等待两倍Forward Delay时间进入转发状态。 网管网www_bitscn_com </text:p>
      <text:p text:style-name="P2">　　第三点改进：直接与终端相连而不是把其他网桥相连的端口定义为边缘端口（Edge Port）。边缘端口可以直接进入转发状态，不需要任何延时。由于网桥无法知道端口是否是直接与终端相连，所以需要人工配置。 </text:p>
      <text:p text:style-name="Standard"><text:span text:style-name="T2">　　可见，RSTP</text:span><text:a xlink:type="simple" xlink:href="http://www.bitscn.com/network/protocol/"><text:span text:style-name="T3">协议</text:span></text:a><text:span text:style-name="T2">相对于STP</text:span><text:a xlink:type="simple" xlink:href="http://www.bitscn.com/network/protocol/"><text:span text:style-name="T3">协议</text:span></text:a><text:span text:style-name="T2">的确改进了很多。为了支持这些改进，BPDU的格式做了一些修改，但RSTP</text:span><text:a xlink:type="simple" xlink:href="http://www.bitscn.com/network/protocol/"><text:span text:style-name="T3">协议</text:span></text:a><text:span text:style-name="T2">仍然向下兼容STP</text:span><text:a xlink:type="simple" xlink:href="http://www.bitscn.com/network/protocol/"><text:span text:style-name="T3">协议</text:span></text:a><text:span text:style-name="T2">，可以混合组网。虽然如此，RSTP和STP一样同属于单生成树SST（SingleSpanning Tree），有它自身的诸多缺陷，主要表现在三个方面。 </text:span><text:span text:style-name="T4">网管联盟bitsCN@com</text:span><text:span text:style-name="T2"> </text:span></text:p>
      <text:p text:style-name="Standard"><text:span text:style-name="T2">　　第一点缺陷：由于整个交换</text:span><text:a xlink:type="simple" xlink:href="http://www.bitscn.com/network/"><text:span text:style-name="T3">网络</text:span></text:a><text:span text:style-name="T2">只有一棵生成树，在</text:span><text:a xlink:type="simple" xlink:href="http://www.bitscn.com/network/"><text:span text:style-name="T3">网络</text:span></text:a><text:span text:style-name="T2">规模比较大的时候会导致较长的收敛时间，拓扑改变的影响面也较大。 </text:span><text:span text:style-name="T4">网管网www.bitscn.com</text:span><text:span text:style-name="T2"> </text:span></text:p>
      <text:p text:style-name="Standard"><text:span text:style-name="T2">　　第二点缺陷：在</text:span><text:a xlink:type="simple" xlink:href="http://www.bitscn.com/network/"><text:span text:style-name="T3">网络</text:span></text:a><text:span text:style-name="T2">结构对称的情况下，单生成树也没什么大碍。但是，在</text:span><text:a xlink:type="simple" xlink:href="http://www.bitscn.com/network/"><text:span text:style-name="T3">网络</text:span></text:a><text:span text:style-name="T2">结构不对称的时候，单生成树就会影响</text:span><text:a xlink:type="simple" xlink:href="http://www.bitscn.com/network/"><text:span text:style-name="T3">网络</text:span></text:a><text:span text:style-name="T2">的连通性。 </text:span><text:span text:style-name="T4">网管下载dl.bitscn.com</text:span><text:span text:style-name="T2"> </text:span></text:p>
      <text:p text:style-name="P2">　　第三点缺陷：当链路被阻塞后将不承载任何流量，造成了带宽的极大浪费，这在环行城域网的情况下比较明显。 </text:p>
      <text:p text:style-name="Standard"><text:span text:style-name="T2">　　这些缺陷都是单生成树SST无法克服的，于是支持VLAN的多生成树</text:span><text:a xlink:type="simple" xlink:href="http://www.bitscn.com/network/protocol/"><text:span text:style-name="T3">协议</text:span></text:a><text:span text:style-name="T2">出现了。</text:span></text:p>
      <text:p text:style-name="P2"/>
      <text:p text:style-name="P2"><text:a xlink:type="simple" xlink:href="http://blog.sina.com.cn/s/blog_4fabecdb0100859q.html">http://blog.sina.com.cn/s/blog_4fabecdb0100859q.html</text:a></text:p>
      <text:p text:style-name="P2"><text:a xlink:type="simple" xlink:href="http://www.cisco.com/en/US/tech/tk389/tk621/technologies_white_paper09186a0080094cfa.shtml">http://www.cisco.com/en/US/tech/tk389/tk621/technologies_white_paper09186a0080094cfa.shtml</text:a></text:p>
      <text:p text:style-name="P2"/>
      <text:p text:style-name="P2">http://www.56cto.com/html/Cisco/1/200807/28-40278.html</text:p>
      <text:p text:style-name="P2"/>
      <text:p text:style-name="P2"><text:a xlink:type="simple" xlink:href="http://net.it168.com/a2008/1201/212/000000212521_2.shtml">http://net.it168.com/a2008/1201/212/000000212521_2.shtml</text:a></text:p>
      <text:p text:style-name="P2"/>
      <text:p text:style-name="P2">TCN BPDU 以下情况发送:</text:p>
      <text:list text:style-name="L5">
        <text:list-item>
          <text:p text:style-name="P9">当端口进入 FORWARDING，并且网桥至少有一个指定端口。</text:p>
        </text:list-item>
        <text:list-item>
          <text:p text:style-name="P9">当端口从 FORWARDING 或 LEARNING 状态进入 BLOCKING</text:p>
        </text:list-item>
        <text:list-item>
          <text:p text:style-name="P9">当指定端口收到 TCN BPDU，会转发给根桥()</text:p>
        </text:list-item>
      </text:list>
      <text:p text:style-name="P2"/>
      <text:p text:style-name="P2">BPDU 发送特性：</text:p>
      <text:list text:style-name="L6">
        <text:list-item>
          <text:p text:style-name="P10">TCN BPDU 仅从根端口发出， CONFIG_BPDU 仅从指定端口发出(kernel初始化端口都是指定端口)</text:p>
        </text:list-item>
        <text:list-item>
          <text:p text:style-name="P10">TCN BPDU 发往根桥方向</text:p>
        </text:list-item>
        <text:list-item>
          <text:p text:style-name="P10">TCN BPDU 使用可靠机制发送给根桥，当网桥发送 TCN BPDU，会持续按照 HELLO TIMER间隔发送 TCN BPDU， 直到收到上级的带确认标识(TCA)的CONFIG BPDU。</text:p>
        </text:list-item>
        <text:list-item>
          <text:p text:style-name="P10">TCN BPDU 只在拓扑改变时发送。</text:p>
        </text:list-item>
      </text:list>
      <text:p text:style-name="P2"/>
      <text:p text:style-name="P2"/>
      <text:p text:style-name="P2">http://hi.baidu.com/zuoyingtm/blog/item/a18bbd13b6e9e3846438db51.html</text:p>
      <text:p text:style-name="P2"/>
      <text:p text:style-name="P2"/>
      <text:p text:style-name="P11">生成树优先级向量：</text:p>
      <text:list text:style-name="L7">
        <text:list-item>
          <text:p text:style-name="P12">root bridge ID, 发送者认为是根桥的ID（初始时，认为自己是根桥）</text:p>
        </text:list-item>
        <text:list-item>
          <text:p text:style-name="P12">root path cost, 发送桥到达根桥的路径开销</text:p>
        </text:list-item>
        <text:list-item>
          <text:p text:style-name="P12">bridge ID,  发送桥ID</text:p>
        </text:list-item>
        <text:list-item>
          <text:p text:style-name="P12">port ID, 发送桥发送消息的端口ID</text:p>
        </text:list-item>
        <text:list-item>
          <text:p text:style-name="P12">port ID, 发送桥接收消息的端口ID（桥内部管理，不在消息中）</text:p>
        </text:list-item>
      </text:list>
      <text:p text:style-name="P2"/>
      <text:p text:style-name="P13">--VITESSE GROCX BOARD--</text:p>
      <text:p text:style-name="P11"/>
      <text:p text:style-name="P14">4.2.3 This implies that BPDUs are terminated by the switch-core.</text:p>
      <text:p text:style-name="P2"/>
      <text:p text:style-name="P11">Analyzer Configurations for RSTP Support:</text:p>
      <text:p text:style-name="P2"><text:tab/></text:p>
      <text:p text:style-name="P2"><text:tab/>SRCMASKS / AGGRMSKS / LEARNMASK / CAPENAB.BPDU / CAPQUEUE.BPDU_Q</text:p>
      <text:p text:style-name="P2"><text:tab/></text:p>
      <text:p text:style-name="P11">RSTP Port State Properies</text:p>
      <text:p text:style-name="P2"/>
      <text:p text:style-name="P2"><text:tab/>Discarding / Learning / Forwarding</text:p>
      <text:p text:style-name="P2"/>
      <text:p text:style-name="P2">NB: STP states disabled, blocking and listening correspond to the discarding state of RSTP.</text:p>
      <text:p text:style-name="P2"/>
      <text:p text:style-name="P2"/>
      <text:p text:style-name="P11">RSP Port State Configuration for Port p (配置例子:Table-110)</text:p>
      <text:p text:style-name="P2"><text:tab/>内核配置 switch port的状态。所有 BPDU转发到CPU处理， switch不处理。</text:p>
      <text:p text:style-name="P2"/>
      <text:p text:style-name="P11">BPDU 在哪产生？</text:p>
      <text:p text:style-name="P11"><text:tab/><text:span text:style-name="T5">协议中提到，拓扑改变会发送BPDU。</text:span></text:p>
      <text:p text:style-name="P2"><text:tab/>在内核 bridge 中，在br_become_root_bridge会生成 CONFIG_BPDU.</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DejaVu Sans Mono" svg:font-family="'DejaVu Sans Mono'" style:font-family-generic="modern" style:font-pitch="fixed"/>
    <style:font-face style:name="文鼎ＰＬ简报宋" svg:font-family="文鼎ＰＬ简报宋" style:font-family-generic="roman" style:font-pitch="variable"/>
    <style:font-face style:name="文鼎ＰＬ简报宋1" svg:font-family="文鼎ＰＬ简报宋" style:font-family-generic="swiss" style:font-pitch="variable"/>
    <style:font-face style:name="文鼎ＰＬ简报宋2" svg:font-family="文鼎ＰＬ简报宋"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文鼎ＰＬ简报宋" fo:font-size="12pt" fo:language="en" fo:country="US" style:font-name-asian="文鼎ＰＬ简报宋2" style:font-size-asian="12pt" style:language-asian="zh" style:country-asian="CN" style:font-name-complex="文鼎ＰＬ简报宋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文鼎ＰＬ简报宋1" fo:font-size="14pt" style:font-name-asian="文鼎ＰＬ简报宋2" style:font-size-asian="14pt" style:font-name-complex="文鼎ＰＬ简报宋2"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cj</meta:initial-creator>
    <meta:creation-date>2008-12-22T10:25:23</meta:creation-date>
    <dc:creator>cj</dc:creator>
    <dc:date>2008-12-23T09:47:13</dc:date>
    <dc:language>en-US</dc:language>
    <meta:editing-cycles>72</meta:editing-cycles>
    <meta:editing-duration>PT8H10M13S</meta:editing-duration>
    <meta:user-defined meta:name="Info 1"/>
    <meta:user-defined meta:name="Info 2"/>
    <meta:user-defined meta:name="Info 3"/>
    <meta:user-defined meta:name="Info 4"/>
    <meta:document-statistic meta:table-count="0" meta:image-count="0" meta:object-count="0" meta:page-count="3" meta:paragraph-count="76" meta:word-count="1021" meta:character-count="3266"/>
  </office:meta>
</office:document-meta>
</file>